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1d0850" officeooo:paragraph-rsid="001d0850" style:font-style-asian="italic" style:font-style-complex="italic"/>
    </style:style>
    <style:style style:name="P2" style:family="paragraph" style:parent-style-name="Standard">
      <style:text-properties fo:font-size="14pt" officeooo:paragraph-rsid="001d8b9e" style:font-size-asian="14pt" style:font-size-complex="14pt"/>
    </style:style>
    <style:style style:name="P3" style:family="paragraph" style:parent-style-name="Standard">
      <style:text-properties fo:font-size="14pt" officeooo:rsid="001d8b9e" officeooo:paragraph-rsid="001d8b9e" style:font-size-asian="14pt" style:font-size-complex="14pt"/>
    </style:style>
    <style:style style:name="P4" style:family="paragraph" style:parent-style-name="Standard">
      <style:text-properties fo:font-size="14pt" officeooo:rsid="001b93a1" officeooo:paragraph-rsid="001b93a1" style:font-size-asian="14pt" style:font-size-complex="14pt"/>
    </style:style>
    <style:style style:name="P5" style:family="paragraph" style:parent-style-name="Text_20_body">
      <style:text-properties fo:font-size="14pt" fo:language="de" fo:country="DE" fo:font-style="italic" officeooo:paragraph-rsid="001b93a1" style:font-size-asian="14pt" style:font-style-asian="italic" style:font-size-complex="14pt" style:font-style-complex="italic"/>
    </style:style>
    <style:style style:name="P6" style:family="paragraph" style:parent-style-name="Text_20_body">
      <style:text-properties fo:font-size="14pt" fo:language="de" fo:country="DE" fo:font-style="normal" officeooo:paragraph-rsid="001b93a1" style:font-size-asian="14pt" style:font-style-asian="normal" style:font-size-complex="14pt" style:font-style-complex="normal"/>
    </style:style>
    <style:style style:name="P7" style:family="paragraph" style:parent-style-name="Text_20_body">
      <style:text-properties fo:font-size="14pt" officeooo:paragraph-rsid="001b93a1" style:font-size-asian="14pt" style:font-size-complex="14pt"/>
    </style:style>
    <style:style style:name="P8" style:family="paragraph" style:parent-style-name="Heading_20_2">
      <style:text-properties fo:font-size="14pt" officeooo:rsid="001b93a1" officeooo:paragraph-rsid="001b93a1" style:font-size-asian="14pt" style:font-size-complex="14pt"/>
    </style:style>
    <style:style style:name="P9" style:family="paragraph" style:parent-style-name="Heading_20_2">
      <style:text-properties officeooo:rsid="0027ad91" officeooo:paragraph-rsid="0027ad91"/>
    </style:style>
    <style:style style:name="P10" style:family="paragraph" style:parent-style-name="Heading_20_2">
      <style:paragraph-properties fo:break-before="page"/>
      <style:text-properties fo:font-size="14pt" officeooo:rsid="001e4c79" officeooo:paragraph-rsid="001b93a1" style:font-size-asian="14pt" style:font-size-complex="14pt"/>
    </style:style>
    <style:style style:name="P11" style:family="paragraph" style:parent-style-name="Standard">
      <style:text-properties fo:font-size="14pt" officeooo:rsid="001b93a1" officeooo:paragraph-rsid="001b93a1" style:font-size-asian="14pt" style:font-size-complex="14pt"/>
    </style:style>
    <style:style style:name="P12" style:family="paragraph" style:parent-style-name="Text_20_body">
      <style:text-properties fo:font-size="14pt" officeooo:rsid="0027ad91" officeooo:paragraph-rsid="0027ad91" style:font-size-asian="14pt" style:font-size-complex="14pt"/>
    </style:style>
    <style:style style:name="P13" style:family="paragraph" style:parent-style-name="Text_20_body">
      <style:text-properties fo:font-size="14pt" officeooo:rsid="00292cd3" officeooo:paragraph-rsid="00292cd3" style:font-size-asian="14pt" style:font-size-complex="14pt"/>
    </style:style>
    <style:style style:name="T1" style:family="text">
      <style:text-properties officeooo:rsid="0027718b"/>
    </style:style>
    <style:style style:name="T2" style:family="text">
      <style:text-properties officeooo:rsid="001b93a1"/>
    </style:style>
    <style:style style:name="T3" style:family="text">
      <style:text-properties style:font-name="Courier New" fo:language="de" fo:country="DE" fo:font-style="normal" officeooo:rsid="001b93a1" style:font-style-asian="normal" style:font-style-complex="normal"/>
    </style:style>
    <style:style style:name="T4" style:family="text">
      <style:text-properties fo:language="de" fo:country="DE" fo:font-style="normal" officeooo:rsid="001b93a1" style:font-style-asian="normal" style:font-style-complex="normal"/>
    </style:style>
    <style:style style:name="T5" style:family="text">
      <style:text-properties officeooo:rsid="001d8b9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b93a1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 fo:font-style="italic" style:font-name-asian="Courier New" style:font-style-asian="italic" style:font-name-complex="Courier New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d8b9e" style:font-style-asian="italic" style:font-style-complex="italic"/>
    </style:style>
    <style:style style:name="T12" style:family="text">
      <style:text-properties officeooo:rsid="0027ad91"/>
    </style:style>
    <style:style style:name="T13" style:family="text">
      <style:text-properties style:font-name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„Paul und sein Motorroller“</text:h>
      <text:p text:style-name="P5">Anforderungsermittlung: </text:p>
      <text:p text:style-name="P6">Paul hat zum Geburtstag einen Motorroller bekommen. Da er die Führerschein­prüfung bereits bestanden hat, kann er sofort losfahren. Zu Beginn zeigt der Kilo­meterzähler einen Stand von 370km und der 8,4 Liter Tank ist voll. Die Kosten für das Benzin wird Paul in Zukunft von seinem Taschengeld selbst tragen müssen. <text:span text:style-name="T2">In Pauls Dorf gibt es nur eine Tankstelle. </text:span></text:p>
      <text:p text:style-name="P6">Paul hat mehrere Freunde, die auch einen eigenen Motorroller besitzen.</text:p>
      <text:p text:style-name="P6">Es soll jetzt eine Anwendung entwickelt werden, in der das Fahren und Betanken der Motorroller simuliert werden kann. Zur Vereinfachung kann davon ausgegangen wer­den, dass vom Taschengeld eines Rollerbesitzers nur die Benzinkosten getragen werden. </text:p>
      <text:h text:style-name="P8" text:outline-level="2">Aufgabe <text:span text:style-name="T12">1</text:span></text:h>
      <text:p text:style-name="P7"><text:span text:style-name="T4">Zeichne ein Klassendiagramm mit den Klassen </text:span><text:span text:style-name="T3">Motorroller</text:span><text:span text:style-name="T4">, </text:span><text:span text:style-name="T3">Fahrer</text:span><text:span text:style-name="T4"> und </text:span><text:span text:style-name="T3">Tankstelle.</text:span></text:p>
      <text:p text:style-name="P2"><text:span text:style-name="T2">Die einzelnen Klassen sollen alle für die Simulation notwendigen </text:span><text:span text:style-name="T7">Attribute </text:span><text:span text:style-name="T5">enthalten. <text:line-break/></text:span><text:span text:style-name="T11">Fragestellung: Was muss sich ein Objekt der Klasse „merken“ können, um sinnvoll zu funktioneren?</text:span></text:p>
      <text:p text:style-name="P2"/>
      <text:p text:style-name="P3">Die einzelnen Klassen sollen alle für die Simulation notwendigen <text:span text:style-name="T6">Methoden</text:span> enthalten.<text:line-break/><text:span text:style-name="T10">Fragestellung: Was kann man mit einem Objekt dieser Klasse tun? Welche Informationen muss man angeben, damit man das tun kann </text:span><text:span text:style-name="T8">(</text:span><text:span text:style-name="T9">→ Parameter)</text:span><text:span text:style-name="T10"> </text:span></text:p>
      <text:p text:style-name="P4"/>
      <text:p text:style-name="P4">Die Klassen sollen in sinnvoller Beziehung zueinander stehen.<text:line-break/><text:span text:style-name="T11">Fragestellung: Wer muss wen kennen?</text:span></text:p>
      <text:p text:style-name="P4"><text:span text:style-name="T11"/></text:p>
      <text:h text:style-name="P9" text:outline-level="2">Aufgabe 2</text:h>
      <text:p text:style-name="P12">Implementiere die Methoden der Klasse Fahrer gemäß Implementationsdiagramm und gemäß den Anforderungen.</text:p>
      <text:p text:style-name="P13">Teste deine Implementierung, indem du die Klasse <text:span text:style-name="T13">RollerSimulation.java</text:span> startest und dann für die beiden Fahrer „Paul“ und „Martin“ die verschiedenen Methoden durchprobier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d0850" officeooo:paragraph-rsid="001d0850" style:font-style-asian="italic" style:font-style-complex="italic"/>
    </style:style>
    <style:style style:name="MT1" style:family="text">
      <style:text-properties officeooo:rsid="002771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<text:span text:style-name="MT1">EF</text:span><text:tab/>Klassendiagramme: <text:span text:style-name="MT1">Paul und sein Motorrolle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16T13:48:20.028000000</dc:date>
    <meta:editing-duration>PT30M34S</meta:editing-duration>
    <meta:editing-cycles>1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4" meta:word-count="232" meta:character-count="1664" meta:non-whitespace-character-count="1441"/>
  </office:meta>
</office:document-meta>
</file>